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2500002273000014ACF3DEF435.svm"/>
  <manifest:file-entry manifest:media-type="" manifest:full-path="Pictures/2000018D00003E03000014AC4473E9CD.svm"/>
  <manifest:file-entry manifest:media-type="" manifest:full-path="Pictures/2000003D00002273000014AC0BF2AEDC.svm"/>
  <manifest:file-entry manifest:media-type="" manifest:full-path="Pictures/2000003D0000303B000022734AD7C98A.svm"/>
  <manifest:file-entry manifest:media-type="" manifest:full-path="Pictures/2000006100002273000014AC9E791C13.svm"/>
  <manifest:file-entry manifest:media-type="" manifest:full-path="Pictures/2000004900002273000014AC8B2B6D0D.svm"/>
  <manifest:file-entry manifest:media-type="" manifest:full-path="Pictures/2000004F000044E700002273076E97F6.svm"/>
  <manifest:file-entry manifest:media-type="" manifest:full-path="Pictures/2000004300002273000014AC0944A194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transformer</text:p>
      <text:p text:style-name="P1"/>
      <text:p text:style-name="P1"/>
      <text:p text:style-name="P1"><draw:frame draw:style-name="fr3" draw:name="Object1" text:anchor-type="as-char" svg:width="2.434cm" svg:height="1.154cm" draw:z-index="0"><draw:object xlink:href="./Object 1" xlink:type="simple" xlink:show="embed" xlink:actuate="onLoad"/><draw:image xlink:href="./ObjectReplacements/Object 1" xlink:type="simple" xlink:show="embed" xlink:actuate="onLoad"/></draw:frame>,<text:tab/>t &gt; 0,<text:tab/> <text:s/>0 &lt; x &lt; π</text:p>
      <text:p text:style-name="P1"/>
      <text:p text:style-name="P1"><draw:frame draw:style-name="fr3" draw:name="Object2" text:anchor-type="as-char" svg:width="8.486cm" svg:height="1.2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Exempel:</text:p>
      <text:p text:style-name="P1"><draw:frame draw:style-name="fr1" draw:name="graphics1" text:anchor-type="paragraph" svg:x="0.079cm" svg:y="0.009cm" svg:width="16.999cm" svg:height="8.498cm" draw:z-index="2"><draw:image xlink:href="Pictures/2000004F000044E700002273076E97F6.svm" xlink:type="simple" xlink:show="embed" xlink:actuate="onLoad"/></draw:frame></text:p>
      <text:p text:style-name="P1">Randvillkor: <draw:frame draw:style-name="fr3" draw:name="Object3" text:anchor-type="as-char" svg:width="2.371cm" svg:height="1.12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><draw:frame draw:style-name="fr2" draw:name="graphics2" text:anchor-type="paragraph" svg:x="1.849cm" svg:y="0.118cm" svg:width="12.347cm" svg:height="8.819cm" draw:z-index="4"><draw:image xlink:href="Pictures/2000003D0000303B000022734AD7C98A.svm" xlink:type="simple" xlink:show="embed" xlink:actuate="onLoad"/></draw:frame></text:p>
      <text:p text:style-name="P1"/>
      <text:p text:style-name="P1"/>
      <text:p text:style-name="P1">Fourierserie på komplex form.<text:tab/><text:tab/>Ej kontinuerlig i –p och p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ƒ(t)<text:tab/>2p–peridisk</text:p>
      <text:p text:style-name="P2"><draw:frame draw:style-name="fr3" draw:name="Object4" text:anchor-type="as-char" svg:width="3.632cm" svg:height="1.194cm" draw:z-index="5"><draw:object xlink:href="./Object 4" xlink:type="simple" xlink:show="embed" xlink:actuate="onLoad"/><draw:image xlink:href="./ObjectReplacements/Object 4" xlink:type="simple" xlink:show="embed" xlink:actuate="onLoad"/></draw:frame>där<draw:frame draw:style-name="fr3" draw:name="Object5" text:anchor-type="as-char" svg:width="4.724cm" svg:height="1.529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/>
      <text:p text:style-name="P1">Eulers formel:</text:p>
      <text:p text:style-name="P1"/>
      <text:p text:style-name="P1"><text:tab/><draw:frame draw:style-name="fr3" draw:name="Object6" text:anchor-type="as-char" svg:width="3.584cm" svg:height="1.099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<draw:frame draw:style-name="fr3" draw:name="Object7" text:anchor-type="as-char" svg:width="3.48cm" svg:height="1.101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>Se sida 7 i kompendiet.</text:p>
      <text:p text:style-name="P1"/>
      <text:p text:style-name="P1"/>
      <text:p text:style-name="P1"><draw:frame draw:style-name="fr1" draw:name="graphics3" text:anchor-type="paragraph" svg:x="0.464cm" svg:y="0cm" svg:width="8.819cm" svg:height="5.292cm" draw:z-index="9"><draw:image xlink:href="Pictures/2000003D00002273000014AC0BF2AEDC.svm" xlink:type="simple" xlink:show="embed" xlink:actuate="onLoad"/></draw:frame>ƒ, <text:s/>2p-periodis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5" text:anchor-type="paragraph" svg:x="0.464cm" svg:y="0.351cm" svg:width="8.819cm" svg:height="5.292cm" draw:z-index="12"><draw:image xlink:href="Pictures/2000004900002273000014AC8B2B6D0D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4" text:anchor-type="paragraph" svg:x="0.464cm" svg:y="0cm" svg:width="8.819cm" svg:height="5.292cm" draw:z-index="10"><draw:image xlink:href="Pictures/2000006100002273000014AC9E791C13.svm" xlink:type="simple" xlink:show="embed" xlink:actuate="onLoad"/></draw:frame>Frekvensinnehåll motsvarande</text:p>
      <text:p text:style-name="P1">frekvens<draw:frame draw:style-name="fr3" draw:name="Object8" text:anchor-type="as-char" svg:width="0.817cm" svg:height="1.044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ad händer om p → ∞?</text:p>
      <text:p text:style-name="P1"/>
      <text:p text:style-name="P1">Man kan resonera med Riemann-summor:</text:p>
      <text:p text:style-name="P1"/>
      <text:p text:style-name="P1"><text:tab/><draw:frame draw:style-name="fr4" draw:name="Object9" text:anchor-type="as-char" svg:width="4.946cm" svg:height="1.138cm" draw:z-index="13"><draw:object xlink:href="./Object 9" xlink:type="simple" xlink:show="embed" xlink:actuate="onLoad"/><draw:image xlink:href="./ObjectReplacements/Object 9" xlink:type="simple" xlink:show="embed" xlink:actuate="onLoad"/></draw:frame><text:tab/>(†)</text:p>
      <text:p text:style-name="P1"/>
      <text:p text:style-name="P1"><text:tab/>där</text:p>
      <text:p text:style-name="P1"/>
      <text:p text:style-name="P1"><text:tab/><draw:frame draw:style-name="fr4" draw:name="Object10" text:anchor-type="as-char" svg:width="4.757cm" svg:height="1.138cm" draw:z-index="14"><draw:object xlink:href="./Object 10" xlink:type="simple" xlink:show="embed" xlink:actuate="onLoad"/><draw:image xlink:href="./ObjectReplacements/Object 10" xlink:type="simple" xlink:show="embed" xlink:actuate="onLoad"/></draw:frame><text:tab/>(‡),</text:p>
      <text:p text:style-name="P1"/>
      <text:p text:style-name="P1"><text:tab/>ω ∈ ℝ,<text:tab/>|e<text:span text:style-name="T1">iωt</text:span>| = 1</text:p>
      <text:p text:style-name="P1"/>
      <text:p text:style-name="P1"/>
      <text:p text:style-name="P1">Definition:</text:p>
      <text:p text:style-name="P1"/>
      <text:p text:style-name="P1"><text:tab/>Om ƒ(t) är absolut integrabel, det vill säga om</text:p>
      <text:p text:style-name="P1"/>
      <text:p text:style-name="P1"><text:tab/><draw:frame draw:style-name="fr4" draw:name="Object11" text:anchor-type="as-char" svg:width="3.223cm" svg:height="1.115cm" draw:z-index="15"><draw:object xlink:href="./Object 11" xlink:type="simple" xlink:show="embed" xlink:actuate="onLoad"/><draw:image xlink:href="./ObjectReplacements/Object 11" xlink:type="simple" xlink:show="embed" xlink:actuate="onLoad"/></draw:frame>,</text:p>
      <text:p text:style-name="P1"/>
      <text:p text:style-name="P1"><text:tab/>så existerar Fouriertransformen av ƒ(t).</text:p>
      <text:p text:style-name="P1"/>
      <text:p text:style-name="P1"><text:tab/>∵</text:p>
      <text:p text:style-name="P1"/>
      <text:p text:style-name="P1"><text:tab/><text:tab/><draw:frame draw:style-name="fr4" draw:name="Object12" text:anchor-type="as-char" svg:width="7.385cm" svg:height="1.723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  <text:p text:style-name="P1">Definition:</text:p>
      <text:p text:style-name="P1"/>
      <text:p text:style-name="P1"><text:tab/>Fourierintegralen till ƒ(t), vars Fouriertransform är<draw:frame draw:style-name="fr4" draw:name="Object13" text:anchor-type="as-char" svg:width="1.288cm" svg:height="0.572cm" draw:z-index="17"><draw:object xlink:href="./Object 13" xlink:type="simple" xlink:show="embed" xlink:actuate="onLoad"/><draw:image xlink:href="./ObjectReplacements/Object 13" xlink:type="simple" xlink:show="embed" xlink:actuate="onLoad"/></draw:frame>är</text:p>
      <text:p text:style-name="P1"/>
      <text:p text:style-name="P1"><text:tab/><draw:frame draw:style-name="fr4" draw:name="Object14" text:anchor-type="as-char" svg:width="3.851cm" svg:height="1.138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/>
      <text:p text:style-name="P1">Sats:</text:p>
      <text:p text:style-name="P1"/>
      <text:p text:style-name="P1"><text:tab/>Om ƒ är absolut integrabel på intervallet ]–∞; ∞[ och ƒ och ƒ' är styckvis</text:p>
      <text:p text:style-name="P1"><text:tab/>kontinuerliga på varje ändligt intervall så gäller att</text:p>
      <text:p text:style-name="P1"/>
      <text:p text:style-name="P1"><text:tab/><draw:frame draw:style-name="fr4" draw:name="Object15" text:anchor-type="as-char" svg:width="7.077cm" svg:height="1.139cm" draw:z-index="19"><draw:object xlink:href="./Object 15" xlink:type="simple" xlink:show="embed" xlink:actuate="onLoad"/><draw:image xlink:href="./ObjectReplacements/Object 15" xlink:type="simple" xlink:show="embed" xlink:actuate="onLoad"/></draw:frame>Om dessutom ƒ är kontinuerlig för</text:p>
      <text:p text:style-name="P1"/>
      <text:p text:style-name="P1"><text:tab/>alla <text:s/>t ∈ ℝ <text:s/>så är<draw:frame draw:style-name="fr4" draw:name="Object16" text:anchor-type="as-char" svg:width="5.08cm" svg:height="1.138cm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text:soft-page-break/>Operationerna <text:s/>ℱ(ƒ) <text:s/>och <text:s/>ℱ<text:span text:style-name="T1">–1</text:span>(ƒ):</text:p>
      <text:p text:style-name="P1"/>
      <text:p text:style-name="P1"><draw:frame draw:style-name="fr1" draw:name="graphics6" text:anchor-type="paragraph" svg:x="1.064cm" svg:y="0cm" svg:width="15.875cm" svg:height="5.292cm" draw:z-index="21"><draw:image xlink:href="Pictures/2000018D00003E03000014AC4473E9CD.svm" xlink:type="simple" xlink:show="embed" xlink:actuate="onLoad"/></draw:frame></text:p>
      <text:p text:style-name="P1"/>
      <text:p text:style-name="P1"/>
      <text:p text:style-name="P1"/>
      <text:p text:style-name="P1"><draw:frame draw:style-name="fr4" draw:name="Object17" text:anchor-type="as-char" svg:width="5.69cm" svg:height="0.573cm" draw:z-index="22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<draw:frame draw:style-name="fr4" draw:name="Object18" text:anchor-type="as-char" svg:width="3.785cm" svg:height="0.573cm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1"/>
      <text:p text:style-name="P1"/>
      <text:p text:style-name="P1">Exempel</text:p>
      <text:p text:style-name="P1"/>
      <text:p text:style-name="P1">Beräkna Fouriertransformen till</text:p>
      <text:p text:style-name="P1"/>
      <text:p text:style-name="P1"><draw:frame draw:style-name="fr4" draw:name="Object19" text:anchor-type="as-char" svg:width="3.395cm" svg:height="1.168cm" draw:z-index="24"><draw:object xlink:href="./Object 19" xlink:type="simple" xlink:show="embed" xlink:actuate="onLoad"/><draw:image xlink:href="./ObjectReplacements/Object 19" xlink:type="simple" xlink:show="embed" xlink:actuate="onLoad"/></draw:frame><text:tab/>(Ej oändligt integrabel)</text:p>
      <text:p text:style-name="P1"/>
      <text:p text:style-name="P1"><draw:frame draw:style-name="fr1" draw:name="graphics7" text:anchor-type="paragraph" svg:x="0.067cm" svg:y="0cm" svg:width="8.819cm" svg:height="5.292cm" draw:z-index="25"><draw:image xlink:href="Pictures/2000032500002273000014ACF3DEF43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20" text:anchor-type="as-char" svg:width="14.063cm" svg:height="1.529cm" draw:z-index="26"><draw:object xlink:href="./Object 20" xlink:type="simple" xlink:show="embed" xlink:actuate="onLoad"/><draw:image xlink:href="./ObjectReplacements/Object 20" xlink:type="simple" xlink:show="embed" xlink:actuate="onLoad"/></draw:frame>, <text:s text:c="2"/>ω ≠ 0</text:p>
      <text:p text:style-name="P1"/>
      <text:p text:style-name="P1"><draw:frame draw:style-name="fr4" draw:name="Object21" text:anchor-type="as-char" svg:width="4.45cm" svg:height="1.529cm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Är<draw:frame draw:style-name="fr4" draw:name="Object22" text:anchor-type="as-char" svg:width="1.12cm" svg:height="0.572cm" draw:z-index="28"><draw:object xlink:href="./Object 22" xlink:type="simple" xlink:show="embed" xlink:actuate="onLoad"/><draw:image xlink:href="./ObjectReplacements/Object 22" xlink:type="simple" xlink:show="embed" xlink:actuate="onLoad"/></draw:frame>kontinuerlig?</text:p>
      <text:p text:style-name="P1"/>
      <text:p text:style-name="P1"><text:tab/><draw:frame draw:style-name="fr4" draw:name="Object23" text:anchor-type="as-char" svg:width="12.097cm" svg:height="1.044cm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<text:tab/>Ja! <text:s/><draw:frame draw:style-name="fr4" draw:name="Object24" text:anchor-type="as-char" svg:width="3.036cm" svg:height="0.861cm" draw:z-index="30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/>
      <text:p text:style-name="P1"/>
      <text:p text:style-name="P1">Vi kan skriva ƒ som Fourierintegral:</text:p>
      <text:p text:style-name="P1"/>
      <text:p text:style-name="P1"><text:tab/><draw:frame draw:style-name="fr4" draw:name="Object25" text:anchor-type="as-char" svg:width="5.669cm" svg:height="1.138cm" draw:z-index="31"><draw:object xlink:href="./Object 25" xlink:type="simple" xlink:show="embed" xlink:actuate="onLoad"/><draw:image xlink:href="./ObjectReplacements/Object 25" xlink:type="simple" xlink:show="embed" xlink:actuate="onLoad"/></draw:frame>då t ≠ ±a</text:p>
      <text:p text:style-name="P1"/>
      <text:p text:style-name="P1"/>
      <text:p text:style-name="P1"/>
      <text:p text:style-name="P1"/>
      <text:p text:style-name="P1">Exempel</text:p>
      <text:p text:style-name="P1"/>
      <text:p text:style-name="P1">Beräkna Fouriertransformen till ƒ(t) = e<text:span text:style-name="T1">–a |t|</text:span></text:p>
      <text:p text:style-name="P1"><draw:frame draw:style-name="fr1" draw:name="graphics8" text:anchor-type="paragraph" svg:x="1.072cm" svg:y="0.309cm" svg:width="8.819cm" svg:height="5.292cm" draw:z-index="32"><draw:image xlink:href="Pictures/2000004300002273000014AC0944A194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26" text:anchor-type="as-char" svg:width="10.694cm" svg:height="1.529cm" draw:z-index="33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<draw:frame draw:style-name="fr4" draw:name="Object27" text:anchor-type="as-char" svg:width="12.157cm" svg:height="1.531cm" draw:z-index="34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draw:frame draw:style-name="fr4" draw:name="Object28" text:anchor-type="as-char" svg:width="12.43cm" svg:height="1.207cm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41H23M51S</meta:editing-duration>
    <meta:editing-cycles>105</meta:editing-cycles>
    <meta:generator>OpenOffice.org/3.1$Win32 OpenOffice.org_project/310m19$Build-9420</meta:generator>
    <dc:date>2010-10-16T19:34:41.77</dc:date>
    <dc:creator>Mattias </dc:creator>
    <meta:document-statistic meta:table-count="0" meta:image-count="8" meta:object-count="28" meta:page-count="5" meta:paragraph-count="53" meta:word-count="160" meta:character-count="9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a{{partial^2 u} over {partial x^2}} = {{partial^2 u} over {partial t^2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ωt</math:mi>
      </math:msup>
      <math:mi/>
      <math:mi>dt</math:mi>
    </math:mrow>
    <math:annotation math:encoding="StarMath 5.0">hat ƒ (ω) = {1 over 2π} {size *1.25 int from -infinity to infinity ""} ƒ(t) e^{iωt} `dt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enced math:open="∣" math:close="∣"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</math:mfenced>
      <math:mi/>
      <math:mi>dt</math:mi>
      <math:mrow>
        <math:mi/>
        <math:mo math:stretchy="false">&lt;</math:mo>
        <math:mi/>
      </math:mrow>
      <math:mo math:stretchy="false">∞</math:mo>
    </math:mrow>
    <math:annotation math:encoding="StarMath 5.0">{size *1.25 int from -infinity to infinity ""} abs {ƒ(t)} `dt ``&lt;`` infinity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∣" math:close="∣">
            <math:mrow>
              <math:mstyle math:fontsize="125%">
                <math:mrow>
                  <math:mrow>
                    <math:munderover>
                      <math:mo math:stretchy="false">∫</math:mo>
                      <math:mrow>
                        <math:mo math:stretchy="false">−</math:mo>
                        <math:mo math:stretchy="false">∞</math:mo>
                      </math:mrow>
                      <math:mo math:stretchy="false">∞</math:mo>
                    </math:munderover>
                    <math:mtext/>
                  </math:mrow>
                </math:mrow>
              </math:mstyle>
              <math:mi math:fontstyle="normal">ƒ</math:mi>
              <math:mrow>
                <math:mo math:stretchy="false">(</math:mo>
                <math:mi math:fontstyle="normal">t</math:mi>
                <math:mo math:stretchy="false">)</math:mo>
              </math:mrow>
              <math:msup>
                <math:mi math:fontstyle="normal">e</math:mi>
                <math:mrow>
                  <math:mo math:stretchy="false">−</math:mo>
                  <math:mi>iωt</math:mi>
                </math:mrow>
              </math:msup>
              <math:mi/>
              <math:mi>dt</math:mi>
            </math:mrow>
          </math:mfenced>
          <math:mo math:stretchy="false"></math:mo>
        </math:munder>
        <math:mstyle math:fontsize="150%">
          <math:mrow>
            <math:mrow>
              <math:mtext/>
              <math:mo math:stretchy="false">&lt;</math:mo>
              <math:mo math:stretchy="false">∞</math:mo>
            </math:mrow>
          </math:mrow>
        </math:mstyle>
      </math:munder>
      <math:mrow>
        <math:mi/>
        <math:mo math:stretchy="false">≤</math:mo>
        <math:mi/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enced math:open="∣" math:close="∣"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i/>
        <math:mo math:stretchy="false">⋅</math:mo>
        <math:mi/>
      </math:mrow>
      <math:munder>
        <math:munder math:accent="true">
          <math:mfenced math:open="∣" math:close="∣">
            <math:msup>
              <math:mi math:fontstyle="normal">e</math:mi>
              <math:mrow>
                <math:mo math:stretchy="false">−</math:mo>
                <math:mi>iωt</math:mi>
              </math:mrow>
            </math:msup>
          </math:mfenced>
          <math:mo math:stretchy="false"></math:mo>
        </math:munder>
        <math:mstyle math:fontsize="125%">
          <math:mrow>
            <math:mn>1</math:mn>
          </math:mrow>
        </math:mstyle>
      </math:munder>
      <math:mi/>
      <math:mi>dt</math:mi>
    </math:mrow>
    <math:annotation math:encoding="StarMath 5.0">{{abs {{size *1.25 int from -infinity to infinity ""} ƒ(t) e^{-iωt} `dt}} underbrace {size *1.5 {"" &lt; infinity}}} ~&lt;=~ {size *1.25 int from -infinity to infinity ""} abs {ƒ(t)} `cdot` {{abs{e^{-iωt}}} underbrace {size *1.25 1}} ``dt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i math:fontstyle="normal">,</math:mi>
    </math:mrow>
    <math:annotation math:encoding="StarMath 5.0">hat ƒ (ω),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2π</math:mn>
      </math:mfrac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</math:mi>
    </math:mrow>
    <math:annotation math:encoding="StarMath 5.0">{1 over 2π} {size *1.25 int from -infinity to infinity ""} hat ƒ (ω) e^{iωt} `dω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2π</math:mn>
      </math:mfrac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</math:mi>
      <math:mrow>
        <math:mi/>
        <math:mo math:stretchy="false">=</math:mo>
        <math:mi/>
      </math:mrow>
      <math:mfrac>
        <math:mrow>
          <math:mi math:fontstyle="normal">ƒ</math:mi>
          <math:mrow>
            <math:mrow>
              <math:mo math:stretchy="false">(</math:mo>
              <math:msup>
                <math:mi math:fontstyle="normal">t</math:mi>
                <math:mtext>+</math:mtext>
              </math:msup>
              <math:mo math:stretchy="false">)</math:mo>
            </math:mrow>
            <math:mo math:stretchy="false">−</math:mo>
            <math:mi math:fontstyle="normal">ƒ</math:mi>
          </math:mrow>
          <math:mrow>
            <math:mo math:stretchy="false">(</math:mo>
            <math:msup>
              <math:mi math:fontstyle="normal">t</math:mi>
              <math:mtext>–</math:mtext>
            </math:msup>
            <math:mo math:stretchy="false">)</math:mo>
          </math:mrow>
        </math:mrow>
        <math:mn>2</math:mn>
      </math:mfrac>
      <math:mn>.</math:mn>
    </math:mrow>
    <math:annotation math:encoding="StarMath 5.0">{1 over 2π} {size *1.25 int from -infinity to infinity ""} hat ƒ (ω) e^{iωt} `dω ~=~ {{ƒ(t^"+") - ƒ(t^"–")} over 2}.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.</math:mi>
    </math:mrow>
    <math:annotation math:encoding="StarMath 5.0">ƒ(t) = {1 over 2π} {size *1.25 int from -infinity to infinity ""} hat ƒ (ω) e^{iωt} `dω.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  <math:mo math:stretchy="false">=</math:mo>
      <math:mtext>“frekvenspektrum”</math:mtext>
    </math:mrow>
    <math:annotation math:encoding="StarMath 5.0">abs {hat ƒ (ω)} = "“frekvenspektrum”"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ƒ</math:mi>
          <math:mo math:stretchy="false">ˆ</math:mo>
        </math:mover>
        <math:mrow>
          <math:mo math:stretchy="false">(</math:mo>
          <math:mi math:fontstyle="normal">ω</math:mi>
          <math:mo math:stretchy="false">)</math:mo>
        </math:mrow>
      </math:mrow>
      <math:mo math:stretchy="false">=</math:mo>
      <math:mtext>“amplitud”</math:mtext>
    </math:mrow>
    <math:annotation math:encoding="StarMath 5.0">{hat ƒ (ω)} = "“amplitud”"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row>
                  <math:mn>1,</math:mn>
                  <math:mi/>
                </math:mrow>
              </math:mtd>
              <math:mtd>
                <math:mrow>
                  <math:mfenced math:open="∣" math:close="∣">
                    <math:mi math:fontstyle="normal">t</math:mi>
                  </math:mfenced>
                  <math:mo math:stretchy="false">&lt;</math:mo>
                  <math:mi math:fontstyle="normal">a</math:mi>
                </math:mrow>
              </math:mtd>
            </math:mtr>
            <math:mtr>
              <math:mtd>
                <math:mrow>
                  <math:mn>0,</math:mn>
                  <math:mi/>
                </math:mrow>
              </math:mtd>
              <math:mtd>
                <math:mrow>
                  <math:mfenced math:open="∣" math:close="∣">
                    <math:mi math:fontstyle="normal">t</math:mi>
                  </math:mfenced>
                  <math:mo math:stretchy="false">≥</math:mo>
                  <math:mi math:fontstyle="normal">a</math:mi>
                </math:mrow>
              </math:mtd>
            </math:mtr>
          </math:mtable>
        </math:mrow>
      </math:mrow>
    </math:mrow>
    <math:annotation math:encoding="StarMath 5.0">ƒ(t) = left lbrace matrix{1, ~ # abs{t} &lt; a ## 0, ~ # abs{t} &gt;= a} right non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under>
            <math:munder math:accent="true">
              <math:mfenced math:open="" math:close="">
                <math:mrow>
                  <math:msub>
                    <math:mi math:fontstyle="normal">a</math:mi>
                    <math:mi math:fontstyle="normal">n</math:mi>
                  </math:msub>
                  <math:mi/>
                  <math:mi>cos</math:mi>
                  <math:mi/>
                  <math:mi>nt</math:mi>
                  <math:mrow>
                    <math:mi/>
                    <math:mo math:stretchy="false">+</math:mo>
                    <math:mi/>
                  </math:mrow>
                  <math:msub>
                    <math:mi math:fontstyle="normal">b</math:mi>
                    <math:mi math:fontstyle="normal">n</math:mi>
                  </math:msub>
                  <math:mi/>
                  <math:mi>sin</math:mi>
                  <math:mi/>
                  <math:mi>nt</math:mi>
                </math:mrow>
              </math:mfenced>
              <math:mo math:stretchy="false"></math:mo>
            </math:munder>
            <math:mrow>
              <math:mi math:fontstyle="normal">A</math:mi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=</math:mo>
                <math:mtext>“frekvensinnehåll”</math:mtext>
              </math:mrow>
            </math:mrow>
          </math:munder>
        </math:mrow>
      </math:mrow>
      <math:munder>
        <math:munder math:accent="true">
          <math:mrow>
            <math:mi/>
            <math:mi>sin</math:mi>
            <math:mi/>
            <math:mi>nx</math:mi>
          </math:mrow>
          <math:mo math:stretchy="false"></math:mo>
        </math:munder>
        <math:mtext>“frekvens”</math:mtext>
      </math:munder>
    </math:mrow>
    <math:annotation math:encoding="StarMath 5.0">u(x; t) = sum from {n = 1} to infinity {{left ( a_n ``cos`` nt ``+`` b_n ``sin``nt right )} underbrace {A(t) = "“frekvensinnehåll”"}} {{`sin`` nx} underbrace {"“frekvens”"}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ωt</math:mi>
        </math:mrow>
      </math:msup>
      <math:mi/>
      <math:mrow>
        <math:mi>dt</math:mi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i math:fontstyle="normal">a</math:mi>
                </math:mrow>
                <math:mi math:fontstyle="normal">a</math:mi>
              </math:munderover>
              <math:mtext/>
            </math:mrow>
          </math:mrow>
        </math:mstyle>
      </math:mrow>
      <math:msup>
        <math:mi math:fontstyle="normal">e</math:mi>
        <math:mrow>
          <math:mo math:stretchy="false">−</math:mo>
          <math:mi>iωt</math:mi>
        </math:mrow>
      </math:msup>
      <math:mi/>
      <math:mrow>
        <math:mrow>
          <math:mrow>
            <math:mi>dt</math:mi>
            <math:mo math:stretchy="false">=</math:mo>
            <math:msubsup>
              <math:mfenced math:open="[" math:close="]">
                <math:mrow>
                  <math:mo math:stretchy="false">−</math:mo>
                  <math:mfrac>
                    <math:msup>
                      <math:mi math:fontstyle="normal">e</math:mi>
                      <math:mrow>
                        <math:mo math:stretchy="false">−</math:mo>
                        <math:mi>iωt</math:mi>
                      </math:mrow>
                    </math:msup>
                    <math:mi>ωi</math:mi>
                  </math:mfrac>
                </math:mrow>
              </math:mfenced>
              <math:mrow>
                <math:mi math:fontstyle="normal">t</math:mi>
                <math:mo math:stretchy="false">=</math:mo>
                <math:mrow>
                  <math:mo math:stretchy="false">−</math:mo>
                  <math:mi math:fontstyle="normal">a</math:mi>
                </math:mrow>
              </math:mrow>
              <math:mi math:fontstyle="normal">a</math:mi>
            </math:msubsup>
          </math:mrow>
          <math:mo math:stretchy="false">=</math:mo>
          <math:mrow>
            <math:mo math:stretchy="false">−</math:mo>
            <math:mfrac>
              <math:mrow>
                <math:msup>
                  <math:mi math:fontstyle="normal">e</math:mi>
                  <math:mrow>
                    <math:mo math:stretchy="false">−</math:mo>
                    <math:mi>iωa</math:mi>
                  </math:mrow>
                </math:msup>
                <math:mo math:stretchy="false">−</math:mo>
                <math:msup>
                  <math:mi math:fontstyle="normal">e</math:mi>
                  <math:mi>iωa</math:mi>
                </math:msup>
              </math:mrow>
              <math:mi>ωi</math:mi>
            </math:mfrac>
          </math:mrow>
        </math:mrow>
        <math:mo math:stretchy="false">=</math:mo>
        <math:mfrac>
          <math:mrow>
            <math:mn>2</math:mn>
            <math:mi/>
            <math:mi>sin</math:mi>
            <math:mi/>
            <math:mi>ωa</math:mi>
          </math:mrow>
          <math:mi math:fontstyle="normal">ω</math:mi>
        </math:mfrac>
      </math:mrow>
    </math:mrow>
    <math:annotation math:encoding="StarMath 5.0">hat ƒ (ω) = {size *1.25 int from -infinity to infinity ""} ƒ(t) e^{-iωt} `dt = {size *1.25 int from -a to a ""} e^{-iωt} `dt = left [ - {{e^{-iωt}} over ωi} right ] sub {t = -a} sup a = - {{e^{-iωa} - e^{iωa}} over ωi} = {{2 `sin` ωa} over ω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n>0</math:mn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i math:fontstyle="normal">a</math:mi>
                </math:mrow>
                <math:mi math:fontstyle="normal">a</math:mi>
              </math:munderover>
              <math:mtext/>
            </math:mrow>
          </math:mrow>
        </math:mstyle>
      </math:mrow>
      <math:mrow>
        <math:mrow>
          <math:mi>dt</math:mi>
          <math:mo math:stretchy="false">=</math:mo>
          <math:msubsup>
            <math:mrow>
              <math:mo math:stretchy="false">[</math:mo>
              <math:mi math:fontstyle="normal">t</math:mi>
              <math:mo math:stretchy="false">]</math:mo>
            </math:mrow>
            <math:mrow>
              <math:mo math:stretchy="false">−</math:mo>
              <math:mi math:fontstyle="normal">a</math:mi>
            </math:mrow>
            <math:mi math:fontstyle="normal">a</math:mi>
          </math:msubsup>
        </math:mrow>
        <math:mo math:stretchy="false">=</math:mo>
        <math:mn>2a</math:mn>
      </math:mrow>
    </math:mrow>
    <math:annotation math:encoding="StarMath 5.0">hat ƒ (0) = {size *1.25 int from -a to a ""} dt = [t] sub {-a} sup a = 2a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hat ƒ (ω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ω</math:mi>
            <math:mo math:stretchy="false">→</math:mo>
            <math:mn>0</math:mn>
          </math:mrow>
        </math:munder>
        <math:mover math:accent="true">
          <math:mi math:fontstyle="normal">ƒ</math:mi>
          <math:mo math:stretchy="false">ˆ</math:mo>
        </math:mover>
      </math:mrow>
      <math:mrow>
        <math:mrow>
          <math:mrow>
            <math:mrow>
              <math:mo math:stretchy="false">(</math:mo>
              <math:mi math:fontstyle="normal">ω</math:mi>
              <math:mo math:stretchy="false">)</math:mo>
            </math:mrow>
            <math:mo math:stretchy="false">=</math:mo>
            <math:mrow>
              <math:munder>
                <math:mi>lim</math:mi>
                <math:mrow>
                  <math:mi math:fontstyle="normal">ω</math:mi>
                  <math:mo math:stretchy="false">→</math:mo>
                  <math:mn>0</math:mn>
                </math:mrow>
              </math:munder>
              <math:mfrac>
                <math:mrow>
                  <math:mn>2</math:mn>
                  <math:mi/>
                  <math:mi>sin</math:mi>
                  <math:mi/>
                  <math:mi>ωa</math:mi>
                </math:mrow>
                <math:mi math:fontstyle="normal">ω</math:mi>
              </math:mfrac>
            </math:mrow>
          </math:mrow>
          <math:mo math:stretchy="false">=</math:mo>
          <math:mrow>
            <math:munder>
              <math:mi>lim</math:mi>
              <math:mrow>
                <math:mi math:fontstyle="normal">ω</math:mi>
                <math:mo math:stretchy="false">→</math:mo>
                <math:mn>0</math:mn>
              </math:mrow>
            </math:munder>
            <math:mfrac>
              <math:mrow>
                <math:mn>2a</math:mn>
                <math:mi/>
                <math:mi>sin</math:mi>
                <math:mi/>
                <math:mi>ωa</math:mi>
              </math:mrow>
              <math:mi>ωa</math:mi>
            </math:mfrac>
          </math:mrow>
        </math:mrow>
        <math:mo math:stretchy="false">=</math:mo>
        <math:mrow>
          <math:munder>
            <math:mi>lim</math:mi>
            <math:mrow>
              <math:mi math:fontstyle="normal">ω</math:mi>
              <math:mo math:stretchy="false">→</math:mo>
              <math:mn>0</math:mn>
            </math:mrow>
          </math:munder>
          <math:mn>2a</math:mn>
        </math:mrow>
      </math:mrow>
      <math:mi/>
      <math:mi>sinc</math:mi>
      <math:mi/>
      <math:mrow>
        <math:mi>ωa</math:mi>
        <math:mo math:stretchy="false">=</math:mo>
        <math:mn>2a</math:mn>
      </math:mrow>
    </math:mrow>
    <math:annotation math:encoding="StarMath 5.0">lim from {ω toward 0} hat ƒ (ω) = lim from {ω toward 0} {{2 `sin` ωa} over ω} = lim from {ω toward 0} {{2a `sin` ωa} over ωa} = lim from {ω toward 0} 2a `sinc` ωa = 2a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ω</math:mi>
            <math:mo math:stretchy="false">→</math:mo>
            <math:mn>0</math:mn>
          </math:mrow>
        </math:munder>
        <math:mover math:accent="true">
          <math:mi math:fontstyle="normal">ƒ</math:mi>
          <math:mo math:stretchy="false">ˆ</math:mo>
        </math:mover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over math:accent="true">
          <math:mi math:fontstyle="normal">ƒ</math:mi>
          <math:mo math:stretchy="false">ˆ</math:mo>
        </math:mover>
      </math:mrow>
      <math:mrow>
        <math:mo math:stretchy="false">(</math:mo>
        <math:mn>0</math:mn>
        <math:mo math:stretchy="false">)</math:mo>
      </math:mrow>
    </math:mrow>
    <math:annotation math:encoding="StarMath 5.0">lim from {ω toward 0} hat ƒ (ω) = hat ƒ(0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rac>
        <math:mrow>
          <math:mn>2</math:mn>
          <math:mi/>
          <math:mi>sin</math:mi>
          <math:mi/>
          <math:mi>ωa</math:mi>
        </math:mrow>
        <math:mi math:fontstyle="normal">ω</math:mi>
      </math:mfrac>
      <math:msup>
        <math:mi math:fontstyle="normal">e</math:mi>
        <math:mi>iωt</math:mi>
      </math:msup>
      <math:mi/>
      <math:mi>dt</math:mi>
    </math:mrow>
    <math:annotation math:encoding="StarMath 5.0">ƒ(t) = {1 over 2π} {size *1.25 int from -infinity to infinity ""} {{2 `sin` ωa} over ω} e^{iωt} `dt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sup>
        <math:mi math:fontstyle="normal">e</math:mi>
        <math:mrow>
          <math:mrow>
            <math:mo math:stretchy="false">−</math:mo>
            <math:mi math:fontstyle="normal">a</math:mi>
          </math:mrow>
          <math:mfenced math:open="∣" math:close="∣">
            <math:mi math:fontstyle="normal">t</math:mi>
          </math:mfenced>
        </math:mrow>
      </math:msup>
      <math:msup>
        <math:mi math:fontstyle="normal">e</math:mi>
        <math:mrow>
          <math:mo math:stretchy="false">−</math:mo>
          <math:mi>iωt</math:mi>
        </math:mrow>
      </math:msup>
      <math:mi/>
      <math:mrow>
        <math:mi>dt</math:mi>
        <math:mo math:stretchy="false">=</math:mo>
        <math:mstyle math:fontsize="125%">
          <math:mrow>
            <math:mrow>
              <math:munderover>
                <math:mo math:stretchy="false">∫</math:mo>
                <math:mn>0</math:mn>
                <math:mo math:stretchy="false">∞</math:mo>
              </math:munderover>
              <math:mtext/>
            </math:mrow>
          </math:mrow>
        </math:mstyle>
      </math:mrow>
      <math:msup>
        <math:mi math:fontstyle="normal">e</math:mi>
        <math:mrow>
          <math:mo math:stretchy="false">−</math:mo>
          <math:mi>at</math:mi>
        </math:mrow>
      </math:msup>
      <math:msup>
        <math:mi math:fontstyle="normal">e</math:mi>
        <math:mrow>
          <math:mo math:stretchy="false">−</math:mo>
          <math:mi>iωt</math:mi>
        </math:mrow>
      </math:msup>
      <math:mi/>
      <math:mrow>
        <math:mi>dt</math:mi>
        <math:mo math:stretchy="false">+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n>0</math:mn>
              </math:munderover>
              <math:mtext/>
            </math:mrow>
          </math:mrow>
        </math:mstyle>
      </math:mrow>
      <math:msup>
        <math:mi math:fontstyle="normal">e</math:mi>
        <math:mi>at</math:mi>
      </math:msup>
      <math:msup>
        <math:mi math:fontstyle="normal">e</math:mi>
        <math:mrow>
          <math:mo math:stretchy="false">−</math:mo>
          <math:mi>iωt</math:mi>
        </math:mrow>
      </math:msup>
      <math:mi/>
      <math:mrow>
        <math:mi>dt</math:mi>
        <math:mo math:stretchy="false">=</math:mo>
        <math:mtext/>
      </math:mrow>
    </math:mrow>
    <math:annotation math:encoding="StarMath 5.0">hat ƒ (ω) = {size *1.25 int from -infinity to infinity ""} e^{-a abs t} e^{-iωt} `dt = {size *1.25 int from 0 to infinity ""} e^{-at} e^{-iωt} `dt + {size *1.25 int from -infinity to 0 ""} e^{at} e^{-iωt} `dt = ""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style math:fontsize="125%">
          <math:mrow>
            <math:mrow>
              <math:munderover>
                <math:mo math:stretchy="false">∫</math:mo>
                <math:mn>0</math:mn>
                <math:mo math:stretchy="false">∞</math:mo>
              </math:munderover>
              <math:mtext/>
            </math:mrow>
          </math:mrow>
        </math:mstyle>
      </math:mrow>
      <math:msup>
        <math:mi math:fontstyle="normal">e</math:mi>
        <math:mrow>
          <math:mrow>
            <math:mo math:stretchy="false">−</math:mo>
            <math:mi math:fontstyle="normal">t</math:mi>
          </math:mrow>
          <math:mrow>
            <math:mo math:stretchy="false">(</math:mo>
            <math:mrow>
              <math:mi math:fontstyle="normal">a</math:mi>
              <math:mo math:stretchy="false">+</math:mo>
              <math:mi>iω</math:mi>
            </math:mrow>
            <math:mo math:stretchy="false">)</math:mo>
          </math:mrow>
        </math:mrow>
      </math:msup>
      <math:mi/>
      <math:mrow>
        <math:mi>dt</math:mi>
        <math:mo math:stretchy="false">+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n>0</math:mn>
              </math:munderover>
              <math:mtext/>
            </math:mrow>
          </math:mrow>
        </math:mstyle>
      </math:mrow>
      <math:msup>
        <math:mi math:fontstyle="normal">e</math:mi>
        <math:mrow>
          <math:mi math:fontstyle="normal">t</math:mi>
          <math:mrow>
            <math:mo math:stretchy="false">(</math:mo>
            <math:mrow>
              <math:mi math:fontstyle="normal">a</math:mi>
              <math:mo math:stretchy="false">+</math:mo>
              <math:mi>iω</math:mi>
            </math:mrow>
            <math:mo math:stretchy="false">)</math:mo>
          </math:mrow>
        </math:mrow>
      </math:msup>
      <math:mi/>
      <math:mrow>
        <math:mrow>
          <math:mi>dt</math:mi>
          <math:mo math:stretchy="false">=</math:mo>
          <math:mrow>
            <math:msubsup>
              <math:mfenced math:open="[" math:close="]">
                <math:mfrac>
                  <math:mrow>
                    <math:mo math:stretchy="false">−</math:mo>
                    <math:msup>
                      <math:mi math:fontstyle="normal">e</math:mi>
                      <math:mrow>
                        <math:mrow>
                          <math:mo math:stretchy="false">−</math:mo>
                          <math:mi math:fontstyle="normal">t</math:mi>
                        </math:mrow>
                        <math:mrow>
                          <math:mo math:stretchy="false">(</math:mo>
                          <math:mrow>
                            <math:mi math:fontstyle="normal">a</math:mi>
                            <math:mo math:stretchy="false">+</math:mo>
                            <math:mi>iω</math:mi>
                          </math:mrow>
                          <math:mo math:stretchy="false">)</math:mo>
                        </math:mrow>
                      </math:mrow>
                    </math:msup>
                  </math:mrow>
                  <math:mrow>
                    <math:mi math:fontstyle="normal">a</math:mi>
                    <math:mo math:stretchy="false">+</math:mo>
                    <math:mi>iω</math:mi>
                  </math:mrow>
                </math:mfrac>
              </math:mfenced>
              <math:mrow>
                <math:mi math:fontstyle="normal">t</math:mi>
                <math:mo math:stretchy="false">=</math:mo>
                <math:mn>0</math:mn>
              </math:mrow>
              <math:mo math:stretchy="false">∞</math:mo>
            </math:msubsup>
            <math:mo math:stretchy="false">+</math:mo>
            <math:msubsup>
              <math:mfenced math:open="[" math:close="]">
                <math:mfrac>
                  <math:mrow>
                    <math:mo math:stretchy="false">−</math:mo>
                    <math:msup>
                      <math:mi math:fontstyle="normal">e</math:mi>
                      <math:mrow>
                        <math:mi math:fontstyle="normal">t</math:mi>
                        <math:mrow>
                          <math:mo math:stretchy="false">(</math:mo>
                          <math:mrow>
                            <math:mi math:fontstyle="normal">a</math:mi>
                            <math:mo math:stretchy="false">+</math:mo>
                            <math:mi>iω</math:mi>
                          </math:mrow>
                          <math:mo math:stretchy="false">)</math:mo>
                        </math:mrow>
                      </math:mrow>
                    </math:msup>
                  </math:mrow>
                  <math:mrow>
                    <math:mi math:fontstyle="normal">a</math:mi>
                    <math:mo math:stretchy="false">+</math:mo>
                    <math:mi>iω</math:mi>
                  </math:mrow>
                </math:mfrac>
              </math:mfenced>
              <math:mrow>
                <math:mi math:fontstyle="normal">t</math:mi>
                <math:mo math:stretchy="false">=</math:mo>
                <math:mrow>
                  <math:mo math:stretchy="false">−</math:mo>
                  <math:mo math:stretchy="false">∞</math:mo>
                </math:mrow>
              </math:mrow>
              <math:mn>0</math:mn>
            </math:msubsup>
          </math:mrow>
        </math:mrow>
        <math:mo math:stretchy="false">=</math:mo>
        <math:mtext/>
      </math:mrow>
    </math:mrow>
    <math:annotation math:encoding="StarMath 5.0">"" = {size *1.25 int from 0 to infinity ""} e^{-t(a + iω)} `dt + {size *1.25 int from -infinity to 0 ""} e^{t(a + iω)} `dt =
left [ {{-e^{-t(a+iω)}} over {a+iω}} right ] sub {t = 0} sup infinity + 
left [ {{-e^{t(a+iω)}} over {a+iω}} right ] sub {t = -infinity} sup 0 = ""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under>
              <math:mi>lim</math:mi>
              <math:mrow>
                <math:mi math:fontstyle="normal">h</math:mi>
                <math:mo math:stretchy="false">→</math:mo>
                <math:mo math:stretchy="false">∞</math:mo>
              </math:mrow>
            </math:munder>
            <math:mfenced math:open="" math:close="">
              <math:mrow>
                <math:mrow>
                  <math:mrow>
                    <math:mfrac>
                      <math:msup>
                        <math:mi math:fontstyle="normal">e</math:mi>
                        <math:mrow>
                          <math:mi math:fontstyle="normal">h</math:mi>
                          <math:mrow>
                            <math:mo math:stretchy="false">(</math:mo>
                            <math:mrow>
                              <math:mi math:fontstyle="normal">a</math:mi>
                              <math:mo math:stretchy="false">+</math:mo>
                              <math:mi>iω</math:mi>
                            </math:mrow>
                            <math:mo math:stretchy="false">)</math:mo>
                          </math:mrow>
                        </math:mrow>
                      </math:msup>
                      <math:mrow>
                        <math:mi math:fontstyle="normal">a</math:mi>
                        <math:mo math:stretchy="false">+</math:mo>
                        <math:mi>iω</math:mi>
                      </math:mrow>
                    </math:mfrac>
                    <math:mo math:stretchy="false">+</math:mo>
                    <math:mfrac>
                      <math:mn>1</math:mn>
                      <math:mrow>
                        <math:mi math:fontstyle="normal">a</math:mi>
                        <math:mo math:stretchy="false">+</math:mo>
                        <math:mi>iω</math:mi>
                      </math:mrow>
                    </math:mfrac>
                  </math:mrow>
                  <math:mo math:stretchy="false">+</math:mo>
                  <math:mfrac>
                    <math:mn>1</math:mn>
                    <math:mrow>
                      <math:mi math:fontstyle="normal">a</math:mi>
                      <math:mo math:stretchy="false">+</math:mo>
                      <math:mi>iω</math:mi>
                    </math:mrow>
                  </math:mfrac>
                </math:mrow>
                <math:mo math:stretchy="false">−</math:mo>
                <math:mfrac>
                  <math:msup>
                    <math:mi math:fontstyle="normal">e</math:mi>
                    <math:mrow>
                      <math:mi math:fontstyle="normal">h</math:mi>
                      <math:mrow>
                        <math:mo math:stretchy="false">(</math:mo>
                        <math:mrow>
                          <math:mi math:fontstyle="normal">a</math:mi>
                          <math:mo math:stretchy="false">+</math:mo>
                          <math:mi>iω</math:mi>
                        </math:mrow>
                        <math:mo math:stretchy="false">)</math:mo>
                      </math:mrow>
                    </math:mrow>
                  </math:msup>
                  <math:mrow>
                    <math:mi math:fontstyle="normal">a</math:mi>
                    <math:mo math:stretchy="false">+</math:mo>
                    <math:mi>iω</math:mi>
                  </math:mrow>
                </math:mfrac>
              </math:mrow>
            </math:mfenced>
          </math:mrow>
        </math:mrow>
        <math:mo math:stretchy="false">=</math:mo>
        <math:mfrac>
          <math:mrow>
            <math:mrow>
              <math:mrow>
                <math:mi math:fontstyle="normal">a</math:mi>
                <math:mo math:stretchy="false">−</math:mo>
                <math:mi>iω</math:mi>
              </math:mrow>
              <math:mo math:stretchy="false">+</math:mo>
              <math:mi math:fontstyle="normal">a</math:mi>
            </math:mrow>
            <math:mo math:stretchy="false">+</math:mo>
            <math:mi>iω</math:mi>
          </math:mrow>
          <math:mrow>
            <math:msup>
              <math:mi math:fontstyle="normal">a</math:mi>
              <math:mn>2</math:mn>
            </math:msup>
            <math:mo math:stretchy="false">+</math:mo>
            <math:msup>
              <math:mi math:fontstyle="normal">ω</math:mi>
              <math:mn>2</math:mn>
            </math:msup>
          </math:mrow>
        </math:mfrac>
      </math:mrow>
      <math:mo math:stretchy="false">=</math:mo>
      <math:mfrac>
        <math:mn>2a</math:mn>
        <math:mrow>
          <math:msup>
            <math:mi math:fontstyle="normal">a</math:mi>
            <math:mn>2</math:mn>
          </math:msup>
          <math:mo math:stretchy="false">+</math:mo>
          <math:msup>
            <math:mi math:fontstyle="normal">ω</math:mi>
            <math:mn>2</math:mn>
          </math:msup>
        </math:mrow>
      </math:mfrac>
    </math:mrow>
    <math:annotation math:encoding="StarMath 5.0">"" = lim from {h toward infinity} left (
{{e^{h(a+iω)}} over {a + iω}} +
{{1} over {a + iω}} +
{{1} over {a + iω}} -
{{e^{h(a+iω)}} over {a + iω}}
right ) = {{a - iω + a + iω} over {a^2 + ω^2}} = {2a over {a^2 + ω^2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i math:fontstyle="normal">u</math:mi>
            <math:mrow>
              <math:mrow>
                <math:mo math:stretchy="false">(</math:mo>
                <math:mrow>
                  <math:mn>0</math:mn>
                  <math:mi math:fontstyle="normal">;</math:mi>
                  <math:mi/>
                  <math:mi math:fontstyle="normal">t</math:mi>
                </math:mrow>
                <math:mo math:stretchy="false">)</math:mo>
              </math:mrow>
              <math:mo math:stretchy="false">=</math:mo>
              <math:mn>0</math:mn>
            </math:mrow>
          </math:mrow>
        </math:mtr>
        <math:mtr>
          <math:mrow>
            <math:mi math:fontstyle="normal">u</math:mi>
            <math:mrow>
              <math:mrow>
                <math:mo math:stretchy="false">(</math:mo>
                <math:mrow>
                  <math:mi math:fontstyle="normal">π</math:mi>
                  <math:mi math:fontstyle="normal">;</math:mi>
                  <math:mi/>
                  <math:mi math:fontstyle="normal">t</math:mi>
                </math:mrow>
                <math:mo math:stretchy="false">)</math:mo>
              </math:mrow>
              <math:mo math:stretchy="false">=</math:mo>
              <math:mn>0</math:mn>
            </math:mrow>
          </math:mrow>
        </math:mtr>
      </math:mtable>
    </math:mrow>
    <math:annotation math:encoding="StarMath 5.0">left lbrace stack{u(0;`t) = 0 # u(π;`t) = 0} right non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underover>
            <math:mo math:stretchy="false">∑</math:mo>
            <math:mrow>
              <math:mi math:fontstyle="normal"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sub>
            <math:mi math:fontstyle="normal">c</math:mi>
            <math:mi math:fontstyle="normal">n</math:mi>
          </math:msub>
        </math:mrow>
      </math:mrow>
      <math:msup>
        <math:mi math:fontstyle="normal">e</math:mi>
        <math:mrow>
          <math:mi math:fontstyle="normal">i</math:mi>
          <math:mi math:fontstyle="normal">n</math:mi>
          <math:mfrac>
            <math:mi math:fontstyle="normal">π</math:mi>
            <math:mi math:fontstyle="normal">p</math:mi>
          </math:mfrac>
          <math:mi math:fontstyle="normal">t</math:mi>
        </math:mrow>
      </math:msup>
      <math:mi math:fontstyle="normal">,</math:mi>
    </math:mrow>
    <math:annotation math:encoding="StarMath 5.0">ƒ(t) sim sum from {n = -infinity} to infinity c_n e^{i n{π over p}t},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c</math:mi>
          <math:mi math:fontstyle="normal">n</math:mi>
        </math:msub>
        <math:mo math:stretchy="false">=</math:mo>
        <math:mfrac>
          <math:mn>1</math:mn>
          <math:mn>2p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⋅</math:mo>
        <math:msup>
          <math:mi math:fontstyle="normal">e</math:mi>
          <math:mrow>
            <math:mrow>
              <math:mo math:stretchy="false">−</math:mo>
              <math:mi math:fontstyle="normal">i</math:mi>
            </math:mrow>
            <math:mi math:fontstyle="normal">n</math:mi>
            <math:mfrac>
              <math:mi math:fontstyle="normal">π</math:mi>
              <math:mi math:fontstyle="normal">p</math:mi>
            </math:mfrac>
            <math:mi math:fontstyle="normal">t</math:mi>
          </math:mrow>
        </math:msup>
      </math:mrow>
      <math:mi/>
      <math:mi>dt</math:mi>
    </math:mrow>
    <math:annotation math:encoding="StarMath 5.0">c_n = {1 over 2p} {size *1.25 int from -p to p ""} ƒ(t) cdot e^{-i n{π over p}t} `dt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cos</math:mi>
      <math:mi/>
      <math:mi math:fontstyle="normal">α</math:mi>
      <math:mrow>
        <math:mi/>
        <math:mo math:stretchy="false">=</math:mo>
        <math:mi/>
      </math:mrow>
      <math:mfrac>
        <math:mrow>
          <math:msup>
            <math:mi math:fontstyle="normal">e</math:mi>
            <math:mi>iα</math:mi>
          </math:msup>
          <math:mo math:stretchy="false">+</math:mo>
          <math:msup>
            <math:mi math:fontstyle="normal">e</math:mi>
            <math:mrow>
              <math:mo math:stretchy="false">−</math:mo>
              <math:mi>iα</math:mi>
            </math:mrow>
          </math:msup>
        </math:mrow>
        <math:mn>2</math:mn>
      </math:mfrac>
    </math:mrow>
    <math:annotation math:encoding="StarMath 5.0">cos`` α ``=`` {{e^{iα} + e^{-iα}} over 2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sin</math:mi>
      <math:mi/>
      <math:mi math:fontstyle="normal">α</math:mi>
      <math:mrow>
        <math:mi/>
        <math:mo math:stretchy="false">=</math:mo>
        <math:mi/>
      </math:mrow>
      <math:mfrac>
        <math:mrow>
          <math:msup>
            <math:mi math:fontstyle="normal">e</math:mi>
            <math:mi>iα</math:mi>
          </math:msup>
          <math:mo math:stretchy="false">−</math:mo>
          <math:msup>
            <math:mi math:fontstyle="normal">e</math:mi>
            <math:mrow>
              <math:mo math:stretchy="false">−</math:mo>
              <math:mi>iα</math:mi>
            </math:mrow>
          </math:msup>
        </math:mrow>
        <math:mn>2i</math:mn>
      </math:mfrac>
    </math:mrow>
    <math:annotation math:encoding="StarMath 5.0">sin`` α ``=`` {{e^{iα} - e^{-iα}} over 2i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i>nπ</math:mi>
      <math:mi math:fontstyle="normal">p</math:mi>
    </math:mfrac>
    <math:annotation math:encoding="StarMath 5.0">nπ over p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</math:mi>
    </math:mrow>
    <math:annotation math:encoding="StarMath 5.0">ƒ(t) sim {1 over 2π} {size *1.25 int from -infinity to infinity ""} hat ƒ(ω) e^{iωt} `dω</math:annotation>
  </math:semantics>
</math:math>
</file>